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efcd8" officeooo:paragraph-rsid="001efcd8"/>
    </style:style>
    <style:style style:name="P2" style:family="paragraph" style:parent-style-name="Standard">
      <style:text-properties officeooo:rsid="00202dbe" officeooo:paragraph-rsid="00202dbe"/>
    </style:style>
    <style:style style:name="P3" style:family="paragraph" style:parent-style-name="Standard">
      <style:text-properties officeooo:rsid="00202dbe" officeooo:paragraph-rsid="00202dbe"/>
    </style:style>
    <style:style style:name="P4" style:family="paragraph" style:parent-style-name="Standard">
      <style:text-properties officeooo:rsid="0021179b" officeooo:paragraph-rsid="0021179b"/>
    </style:style>
    <style:style style:name="P5" style:family="paragraph" style:parent-style-name="Standard">
      <style:text-properties officeooo:rsid="0021179b" officeooo:paragraph-rsid="0022c6b0"/>
    </style:style>
    <style:style style:name="P6" style:family="paragraph" style:parent-style-name="Standard" style:list-style-name="L1">
      <style:text-properties officeooo:paragraph-rsid="0021179b"/>
    </style:style>
    <style:style style:name="P7" style:family="paragraph" style:parent-style-name="Standard" style:list-style-name="L2">
      <style:text-properties officeooo:rsid="0022c6b0" officeooo:paragraph-rsid="0022c6b0"/>
    </style:style>
    <style:style style:name="P8" style:family="paragraph" style:parent-style-name="Standard">
      <style:text-properties officeooo:rsid="0022c6b0" officeooo:paragraph-rsid="0022c6b0"/>
    </style:style>
    <style:style style:name="P9" style:family="paragraph" style:parent-style-name="Standard">
      <style:text-properties fo:font-size="15pt" fo:font-style="italic" fo:font-weight="bold" officeooo:rsid="0022c6b0" officeooo:paragraph-rsid="0022c6b0" style:font-size-asian="13.100000381469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text-properties fo:font-size="15pt" fo:font-style="italic" fo:font-weight="bold" officeooo:rsid="00240ea9" officeooo:paragraph-rsid="00240ea9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text-properties fo:font-size="15pt" fo:font-style="normal" fo:font-weight="normal" officeooo:rsid="00240ea9" officeooo:paragraph-rsid="00240ea9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240ea9" officeooo:paragraph-rsid="00240ea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text-properties fo:font-size="12pt" fo:font-style="normal" fo:font-weight="normal" officeooo:rsid="00240ea9" officeooo:paragraph-rsid="00240ea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text-properties fo:font-size="12pt" fo:font-style="normal" fo:font-weight="normal" officeooo:rsid="00240ea9" officeooo:paragraph-rsid="00240ea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6">
      <style:text-properties fo:font-size="12pt" fo:font-style="normal" fo:font-weight="normal" officeooo:rsid="0025bdcf" officeooo:paragraph-rsid="0025bdc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25bdcf" officeooo:paragraph-rsid="0025bdc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21179b" officeooo:paragraph-rsid="0021179b"/>
    </style:style>
    <style:style style:name="P19" style:family="paragraph" style:parent-style-name="Table_20_Contents">
      <style:paragraph-properties fo:text-align="center" style:justify-single-word="false"/>
      <style:text-properties officeooo:rsid="0022c6b0" officeooo:paragraph-rsid="0022c6b0"/>
    </style:style>
    <style:style style:name="T1" style:family="text">
      <style:text-properties officeooo:rsid="00202dbe"/>
    </style:style>
    <style:style style:name="T2" style:family="text">
      <style:text-properties officeooo:rsid="0021179b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1179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1179b"/>
    </style:style>
    <style:style style:name="T7" style:family="text">
      <style:text-properties style:text-position="0% 100%" officeooo:rsid="0022c6b0"/>
    </style:style>
    <style:style style:name="T8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position="0% 100%" officeooo:rsid="0025bdcf"/>
    </style:style>
    <style:style style:name="T10" style:family="text">
      <style:text-properties style:text-position="0% 100%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1" style:family="text">
      <style:text-properties style:text-position="0% 100%" officeooo:rsid="0025c3d1"/>
    </style:style>
    <style:style style:name="T12" style:family="text">
      <style:text-properties officeooo:rsid="0022c6b0"/>
    </style:style>
    <style:style style:name="T13" style:family="text">
      <style:text-properties officeooo:rsid="0025c3d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Ηλίας Μεντζέλος – 1115201400106</text:p>
      <text:p text:style-name="P1">Ευάγγελος Πέκος – 1115201400157</text:p>
      <text:p text:style-name="P1">Ευφροσύνη Παντελιάδη – 1115201400301</text:p>
      <text:p text:style-name="P1"/>
      <text:p text:style-name="P1">Η υλοποίηση της εργασίας πραγματοποιήθηκε στη γλώσσα C και βρίσκεται στο φάκελο heap_file_64. Για τον σκοπό αυτό, δημιουργήθηκε ένα πλήθος βοηθητικών συναρτήσεων και δομών, που συμβάλλουν στη λειτουργία των <text:span text:style-name="T13">τμημάτων κώδικα</text:span> που <text:span text:style-name="T1">ζητήθηκε να συμπληρωθούν. </text:span></text:p>
      <text:p text:style-name="P2">Παρακάτω δίνεται μια μικρή περιγραφή, που αφορά τη δομή της εργασίας, προκειμένου να γίνει ευκολότερη η κατανόησή της.</text:p>
      <text:p text:style-name="P2"/>
      <text:p text:style-name="P2"/>
      <text:p text:style-name="P9">Δομή Blocks:</text:p>
      <text:p text:style-name="P9"/>
      <text:p text:style-name="P4">Η δομή ενός <text:span text:style-name="T12">block</text:span> ευρετηρίου είναι:</text:p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17">“<text:span text:style-name="T2">E”</text:span></text:p>
          </table:table-cell>
          <table:table-cell table:style-name="Table1.A1" office:value-type="string">
            <text:p text:style-name="P18">counter</text:p>
          </table:table-cell>
          <table:table-cell table:style-name="Table1.A1" office:value-type="string">
            <text:p text:style-name="P18">P<text:span text:style-name="T3">0</text:span></text:p>
          </table:table-cell>
          <table:table-cell table:style-name="Table1.A1" office:value-type="string">
            <text:p text:style-name="P18">K<text:span text:style-name="T3">1</text:span></text:p>
          </table:table-cell>
          <table:table-cell table:style-name="Table1.A1" office:value-type="string">
            <text:p text:style-name="P18">P<text:span text:style-name="T3">1</text:span></text:p>
          </table:table-cell>
          <table:table-cell table:style-name="Table1.A1" office:value-type="string">
            <text:p text:style-name="P18">K<text:span text:style-name="T3">2</text:span></text:p>
          </table:table-cell>
          <table:table-cell table:style-name="Table1.A1" office:value-type="string">
            <text:p text:style-name="P18">...</text:p>
          </table:table-cell>
          <table:table-cell table:style-name="Table1.A1" office:value-type="string">
            <text:p text:style-name="P18">K<text:span text:style-name="T3">n</text:span></text:p>
          </table:table-cell>
          <table:table-cell table:style-name="Table1.I1" office:value-type="string">
            <text:p text:style-name="P18">P<text:span text:style-name="T3">n</text:span></text:p>
          </table:table-cell>
        </table:table-row>
      </table:table>
      <text:p text:style-name="P4"/>
      <text:list xml:id="list7546953246486105940" text:style-name="L1">
        <text:list-item>
          <text:p text:style-name="P6"><text:span text:style-name="T2">Το string “Ε” στα πρώτα sizeof(“E”) bytes του block, φανερώνει πως πρόκειται για block ευρετηρίου. </text:span></text:p>
        </text:list-item>
        <text:list-item>
          <text:p text:style-name="P6"><text:span text:style-name="T2">Ο counter αποτελεί μια ακέραια τιμή, που φανερώνει το πλήθος των κλειδιών στο συγκεριμένο block. Η τιμή του μας βοηθά να διατρέχουμε πιο γρήγορα το block, καθώς και να βρίσκουμε αμέσως εάν υπάρχει διαθέσιμος χώρος ή όχι.</text:span></text:p>
        </text:list-item>
        <text:list-item>
          <text:p text:style-name="P6"><text:span text:style-name="T2">Με P</text:span><text:span text:style-name="T4">i </text:span><text:span text:style-name="T6">συμβολίζουμε τους δείκτες </text:span><text:span text:style-name="T7">(δηλαδή block_num)</text:span><text:span text:style-name="T6"> σε block ευρετηρίου/δεδομένων.</text:span></text:p>
        </text:list-item>
        <text:list-item>
          <text:p text:style-name="P6"><text:span text:style-name="T6">Με K</text:span><text:span text:style-name="T4">i </text:span><text:span text:style-name="T6">συμβολίζουμε τις τιμές των κλειδιών.</text:span></text:p>
        </text:list-item>
      </text:list>
      <text:p text:style-name="P4"><text:span text:style-name="T5"/></text:p>
      <text:p text:style-name="P4"><text:span text:style-name="T5">Η δομή ενός </text:span><text:span text:style-name="T7">block</text:span><text:span text:style-name="T5"> δεδομένων είναι:</text:span>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7">“<text:span text:style-name="T12">D”</text:span></text:p>
          </table:table-cell>
          <table:table-cell table:style-name="Table2.A1" office:value-type="string">
            <text:p text:style-name="P19">P<text:span text:style-name="T3">next</text:span></text:p>
          </table:table-cell>
          <table:table-cell table:style-name="Table2.A1" office:value-type="string">
            <text:p text:style-name="P19">counter</text:p>
          </table:table-cell>
          <table:table-cell table:style-name="Table2.A1" office:value-type="string">
            <text:p text:style-name="P19">Record<text:span text:style-name="T3">1</text:span></text:p>
          </table:table-cell>
          <table:table-cell table:style-name="Table2.A1" office:value-type="string">
            <text:p text:style-name="P17">...</text:p>
          </table:table-cell>
          <table:table-cell table:style-name="Table2.F1" office:value-type="string">
            <text:p text:style-name="P19">Record<text:span text:style-name="T3">n</text:span></text:p>
          </table:table-cell>
        </table:table-row>
      </table:table>
      <text:p text:style-name="P4"><text:span text:style-name="T5"/></text:p>
      <text:list xml:id="list1840319200032784918" text:style-name="L2">
        <text:list-item>
          <text:p text:style-name="P7"><text:span text:style-name="T5">Το string “D” στα πρώτα sizeof(“D”) bytes του block φανερώνει πως πρόκειται για block δεδομένων.</text:span></text:p>
        </text:list-item>
        <text:list-item>
          <text:p text:style-name="P7"><text:span text:style-name="T5">Ο P</text:span><text:span text:style-name="T3">next </text:span><text:span text:style-name="T5">αποτελεί ένα δείκτη (δηλαδή block_num) στο αμέσως επόμενο (γειτονικό) block δεδομένων.</text:span></text:p>
        </text:list-item>
        <text:list-item>
          <text:p text:style-name="P7"><text:span text:style-name="T5">Ο counter αποτελεί μία ακέραια τιμή, που φανερώνει το πλήθος των εγγραφών στο συγκεκριμένο block. Η τιμή του μας βοηθά να διατρέχουμε πιο γρήγορα το block, καθώς και να βρίσκουμε αμέσως εάν υπάρχει διαθέσιμος χώρος ή όχι.</text:span></text:p>
        </text:list-item>
        <text:list-item>
          <text:p text:style-name="P7"><text:span text:style-name="T5">Με Record</text:span><text:span text:style-name="T3">i </text:span><text:span text:style-name="T5">συμβολίζουμε τις εγγραφές, οι οποίες αποτελούνται από δύο πεδία συγκεκριμένου μήκους.</text:span></text:p>
        </text:list-item>
      </text:list>
      <text:p text:style-name="P8"><text:span text:style-name="T5"/></text:p>
      <text:p text:style-name="P8"><text:span text:style-name="T5"/></text:p>
      <text:p text:style-name="P10"><text:span text:style-name="T5">Δομές:</text:span></text:p>
      <text:p text:style-name="P10"><text:span text:style-name="T5"/></text:p>
      <text:p text:style-name="P12"><text:span text:style-name="T5">Οι δομές δεδομένων που δημιουργήθηκαν είναι:</text:span></text:p>
      <text:list xml:id="list3640310400930735952" text:style-name="L5">
        <text:list-item>
          <text:p text:style-name="P13"><text:span text:style-name="T5">Open_File: Έχει ως μέλη της πληροφορίες που αφορούν ένα ανοιχτό αρχείο, όπως το όνομά του, το είδος και το μήκος του κάθε πεδίου μιας εγγραφής του κτλ.</text:span></text:p>
        </text:list-item>
        <text:list-item>
          <text:p text:style-name="P13"><text:span text:style-name="T5">scan_point: </text:span></text:p>
        </text:list-item>
        <text:list-item>
          <text:p text:style-name="P13"><text:span text:style-name="T5">Scan: Έχει ως μέλη της πληροφορίες που αφορούν τα αρχεία που σαρώνονται.</text:span></text:p>
        </text:list-item>
      </text:list>
      <text:p text:style-name="P12"><text:span text:style-name="T5"/></text:p>
      <text:p text:style-name="P10"><text:soft-page-break/><text:span text:style-name="T5">Στοίβα:</text:span></text:p>
      <text:p text:style-name="P12"><text:span text:style-name="T5"/></text:p>
      <text:p text:style-name="P12"><text:span text:style-name="T5">Δημιουργήθηκε για να μπορούμε να φυλάμε τους γονείς των blocks. </text:span></text:p>
      <text:p text:style-name="P12"><text:span text:style-name="T5">Για την υλοποίησή της δημιουργήθηκαν ορισμένες δομές δεδομένων </text:span><text:span text:style-name="T11">(stack_node, stack)</text:span><text:span text:style-name="T5">, καθώς και συναρτήσεις </text:span><text:span text:style-name="T11">(create_stack, create_node, push, pop, clean_stack) </text:span><text:span text:style-name="T5">που αφορούν τη λειτουργία της.</text:span></text:p>
      <text:p text:style-name="P10"><text:span text:style-name="T5"/></text:p>
      <text:p text:style-name="P10"><text:span text:style-name="T5"/></text:p>
      <text:p text:style-name="P10"><text:span text:style-name="T5">Βοηθητικές Συναρτήσεις:</text:span></text:p>
      <text:p text:style-name="P10"><text:span text:style-name="T5"/></text:p>
      <text:p text:style-name="P12"><text:span text:style-name="T5">Οι συναρτήσεις που δημιουργήθηκαν προκειμένου να επιτευχθεί η λειτουργία της άσκησης, καθώς και η οργάνωση του κώδικα είναι:</text:span></text:p>
      <text:list xml:id="list3376143319762828270" text:style-name="L6">
        <text:list-item>
          <text:p text:style-name="P14"><text:span text:style-name="T5">write_value: Γράφει μία τιμή value τύπου attr και μήκους length στην περιοχή μνήμης που δείχνει ο δείκτης data.</text:span></text:p>
        </text:list-item>
        <text:list-item>
          <text:p text:style-name="P14"><text:span text:style-name="T5">read_value: Διαβάζει μία τιμή </text:span></text:p>
        </text:list-item>
        <text:list-item>
          <text:p text:style-name="P14"><text:span text:style-name="T5">read_int_value: Διαβάζει μία ακέραια τιμή</text:span></text:p>
        </text:list-item>
        <text:list-item>
          <text:p text:style-name="P14"><text:span text:style-name="T5">checkBF: Εκτυπώνει το κατάλληλο μήνυμα σφάλματος και τερματίζει την εκτέλεση, εφόσον αυτό χρειάζεται</text:span></text:p>
        </text:list-item>
        <text:list-item>
          <text:p text:style-name="P14"><text:span text:style-name="T5">CompareKeys: Συγκρίνει δύο κλειδιά τύπου type επιστρέφοντας τη διαφορά τους</text:span></text:p>
        </text:list-item>
        <text:list-item>
          <text:p text:style-name="P14"><text:span text:style-name="T5">hashfile: </text:span><text:span text:style-name="T9">Συνάρτηση κατακερματισμού που επιστρέφει μία ακέραια τιμή, η οποία αποτελεί το ύπολοιπο της διαίρεσης του file descriptor ενός αρχείου με την τιμή MAXFILES</text:span></text:p>
        </text:list-item>
        <text:list-item>
          <text:p text:style-name="P15"><text:span text:style-name="T5">getChildBlock: Διατρέχει ένα block ευρετηρίου και επιστρέφει το κατάλληλο block_num του block που θα πρέπει να διατρέξουμε στην συνέχεια.</text:span></text:p>
        </text:list-item>
        <text:list-item>
          <text:p text:style-name="P15"><text:span text:style-name="T5">writeNums: Βρίσκει το block_num που θα πρέπει να αναθέσουμε ως γείτονα στο block που δεσμεύθηκε πρόσφατα και αλλάζει στο block ευρετηρίου το P</text:span><text:span text:style-name="T3">i <text:s/></text:span><text:span text:style-name="T5">= -1 με το block_num του καινούριου block.</text:span></text:p>
        </text:list-item>
        <text:list-item>
          <text:p text:style-name="P15"><text:span text:style-name="T5">insert_AvailableSpace: Τοποθετεί μία νέα εγγραφή σε ένα block δεδομένων που έχει διαθέσιμο χώρο.</text:span></text:p>
        </text:list-item>
        <text:list-item>
          <text:p text:style-name="P15"><text:span text:style-name="T5">get_most_left: Επιστρέφει το αριστερότερο στοιχείο</text:span></text:p>
        </text:list-item>
        <text:list-item>
          <text:p text:style-name="P15"><text:span text:style-name="T5">get_value_point:</text:span></text:p>
        </text:list-item>
        <text:list-item>
          <text:p text:style-name="P15"><text:span text:style-name="T5">scan_get_next_value:</text:span></text:p>
        </text:list-item>
        <text:list-item>
          <text:p text:style-name="P15"><text:span text:style-name="T5">scan_check:</text:span></text:p>
        </text:list-item>
        <text:list-item>
          <text:p text:style-name="P15"><text:span text:style-name="T5">Ascend: Χρησιμοποιείται όταν χρειάζεται να κάνουμε προώθηση προς τα πάνω και να κάνουμε ορισμένες αλλαγές σε blocks ευρετηρίου.</text:span></text:p>
        </text:list-item>
      </text:list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10">Σχόλια:</text:span></text:p>
      <text:p text:style-name="P16"><text:span text:style-name="T5"/></text:p>
      <text:p text:style-name="P16"><text:span text:style-name="T5">Σε όλη την έκταση της άσκησης έχουν προστεθεί </text:span><text:span text:style-name="T11">επιπλέον</text:span><text:span text:style-name="T5"> σχόλια, προκειμένου να </text:span><text:span text:style-name="T11">είναι ευνόητη η μέθοδος που ακολουθείται.</text:span></text:p>
      <text:p text:style-name="P11"><text:span text:style-name="T5"/></text:p>
      <text:p text:style-name="P10"><text:span text:style-name="T8"/></text:p>
      <text:p text:style-name="P10"><text:span text:style-name="T8"/></text:p>
      <text:p text:style-name="P5"><text:span text:style-name="T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3:45:27.393831046</meta:creation-date>
    <dc:date>2017-11-27T21:49:36.052729919</dc:date>
    <meta:editing-duration>PT24M11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57" meta:word-count="546" meta:character-count="3564" meta:non-whitespace-character-count="3091"/>
  </office:meta>
</office:document-meta>
</file>